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>
      <loext:graphic-properties draw:fill="solid" draw:fill-color="#ffffff"/>
      <style:paragraph-properties fo:text-align="center"/>
    </style:style>
    <style:style style:name="P2" style:family="paragraph" style:parent-style-name="Compact" style:list-style-name="WWNum1001"/>
    <style:style style:name="P3" style:family="paragraph" style:parent-style-name="Compact" style:list-style-name="WWNum1002"/>
    <style:style style:name="P4" style:family="paragraph" style:parent-style-name="Compact" style:list-style-name="WWNum1003"/>
    <style:style style:name="P5" style:family="paragraph" style:parent-style-name="Compact" style:list-style-name="WWNum1004"/>
    <style:style style:name="P6" style:family="paragraph" style:parent-style-name="Compact" style:list-style-name="WWNum1005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gr1" style:family="graphic">
      <style:graphic-properties draw:stroke="solid" svg:stroke-width="0cm" svg:stroke-color="#000000" draw:stroke-linejoin="round" svg:stroke-linecap="butt" draw:fill="solid" draw:fill-color="#ffffff" draw:textarea-horizontal-align="center" draw:textarea-vertical-align="top" draw:auto-grow-height="false" fo:wrap-option="wrap" loext:decorative="false" fo:margin-left="0cm" fo:margin-right="0cm" fo:margin-top="0cm" fo:margin-bottom="0cm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-start text:name="Xb8017c0fe6d1fffac79b6d16774660b25e89fa0"/>ValueStore &amp; I²C Change-Tracking + Widget Wiring — Phased Development Plan</text:h>
      <text:p text:style-name="Block_20_Text"><text:span text:style-name="T1">Objective:</text:span> Incrementally extend the working demo so every step is small, testable, and leaves the system usable. Two parallel tracks: (A) I²C/ValueStore change‑tracking protocol, and (B) UI widget ↔ ValueStore wiring.</text:p>
      <text:p text:style-name="Standard"><draw:rect text:anchor-type="as-char" style:rel-width="100%" draw:z-index="0" draw:style-name="gr1" draw:text-style-name="P1" svg:width="16.511cm" svg:height="0.054cm"><text:p/></draw:rect></text:p>
      <text:h text:style-name="Heading_20_2" text:outline-level="2"><text:bookmark-start text:name="scope-goals"/>Scope &amp; Goals</text:h>
      <text:list xml:id="list2845794360" text:style-name="WWNum1001">
        <text:list-item>
          <text:p text:style-name="P2">Tiny, reliable <text:span text:style-name="T1">ACK/heartbeat</text:span> with room to grow.</text:p>
        </text:list-item>
        <text:list-item>
          <text:p text:style-name="P2">Scalable <text:span text:style-name="T1">dirty tracking</text:span> beyond 32 values (banked masks + optional change log).</text:p>
        </text:list-item>
        <text:list-item>
          <text:p text:style-name="P2">Efficient <text:span text:style-name="T1">pull</text:span> of exactly what changed, with explicit <text:span text:style-name="T1">clear</text:span> semantics.</text:p>
        </text:list-item>
        <text:list-item>
          <text:p text:style-name="P2">Clean, low‑friction <text:span text:style-name="T1">widget bindings</text:span> (auto + override), two‑way sync, and selective UI refresh.</text:p>
        </text:list-item>
        <text:list-item>
          <text:p text:style-name="P2">Maintain <text:span text:style-name="T1">lock‑free</text:span> hot path for <text:span text:style-name="Verbatim_20_Char">set*</text:span>/<text:span text:style-name="Verbatim_20_Char">get*</text:span> in ValueStore.</text:p>
        </text:list-item>
      </text:list>
      <text:p text:style-name="Standard"><draw:rect text:anchor-type="as-char" style:rel-width="100%" draw:z-index="1" draw:style-name="gr1" draw:text-style-name="P1" svg:width="16.511cm" svg:height="0.054cm"><text:p/></draw:rect><text:bookmark-end text:name="scope-goals"/></text:p>
      <text:h text:style-name="Heading_20_2" text:outline-level="2"><text:bookmark-start text:name="command-ids-5bit-field"/>Command IDs (&lt;= 5‑bit field)</text:h>
      <text:p text:style-name="Source_20_Code"><text:span text:style-name="Verbatim_20_Char">00 i2c_None</text:span><text:line-break/><text:span text:style-name="Verbatim_20_Char">01 i2c_scrCng</text:span><text:line-break/><text:span text:style-name="Verbatim_20_Char">02 i2c_txtCng</text:span><text:line-break/><text:span text:style-name="Verbatim_20_Char">03 i2c_getKb</text:span><text:line-break/><text:span text:style-name="Verbatim_20_Char">04 i2c_vs_set</text:span><text:line-break/><text:span text:style-name="Verbatim_20_Char">05 i2c_vs_get</text:span><text:line-break/><text:span text:style-name="Verbatim_20_Char">06 i2c_ack</text:span><text:line-break/><text:span text:style-name="Verbatim_20_Char">07 i2c_dirty_summary</text:span><text:line-break/><text:span text:style-name="Verbatim_20_Char">08 i2c_dirty_bank</text:span><text:line-break/><text:span text:style-name="Verbatim_20_Char">09 i2c_changes_since</text:span><text:line-break/><text:span text:style-name="Verbatim_20_Char">10 i2c_vs_status</text:span><text:line-break/><text:span text:style-name="Verbatim_20_Char">11 i2c_dirty_clear_all</text:span></text:p>
      <text:p text:style-name="Standard"><draw:rect text:anchor-type="as-char" style:rel-width="100%" draw:z-index="2" draw:style-name="gr1" draw:text-style-name="P1" svg:width="16.511cm" svg:height="0.054cm"><text:p/></draw:rect><text:bookmark-end text:name="command-ids-5bit-field"/></text:p>
      <text:h text:style-name="Heading_20_2" text:outline-level="2"><text:bookmark-start text:name="track-a-i²c-valuestore-changetracking"/>Track A — I²C / ValueStore Change‑Tracking</text:h>
      <text:h text:style-name="Heading_20_3" text:outline-level="3"><text:bookmark-start text:name="phase-0-baseline-current"/>Phase 0 — Baseline (current)</text:h>
      <text:p text:style-name="First_20_Paragraph"><text:span text:style-name="T1">State:</text:span> <text:span text:style-name="Verbatim_20_Char">i2c_ack</text:span> (1‑byte), <text:span text:style-name="Verbatim_20_Char">i2c_vs_set/get</text:span> working. <text:span text:style-name="T1">Demo:</text:span> ACK shows <text:span text:style-name="Verbatim_20_Char">0x0F</text:span>; VS set/get echoes expected values.<text:bookmark-end text:name="phase-0-baseline-current"/></text:p>
      <text:h text:style-name="Heading_20_3" text:outline-level="3"><text:bookmark-start text:name="phase-1-anydirty-bit-in-ack"/>Phase 1 — Any‑Dirty Bit in ACK</text:h>
      <text:p text:style-name="First_20_Paragraph"><text:span text:style-name="T1">Goal:</text:span> Report if <text:span text:style-name="T2">anything</text:span> changed since last clear. - Add banked dirties in ValueStore: <text:span text:style-name="Verbatim_20_Char">bankWidth=32</text:span>, <text:span text:style-name="Verbatim_20_Char">bankDirty[bank]</text:span> (<text:span text:style-name="Verbatim_20_Char">uint32_t</text:span>), and <text:span text:style-name="Verbatim_20_Char">dirtyBanksMask</text:span> (<text:span text:style-name="Verbatim_20_Char">uint64_t</text:span>). - On value <text:soft-page-break/>change: set bit in <text:span text:style-name="Verbatim_20_Char">bankDirty[bank]</text:span> and mark <text:span text:style-name="Verbatim_20_Char">dirtyBanksMask</text:span>. - <text:span text:style-name="Verbatim_20_Char">i2c_ack</text:span> bit5 = <text:span text:style-name="Verbatim_20_Char">(dirtyBanksMask != 0)</text:span>. <text:span text:style-name="T1">Demo:</text:span> After a <text:span text:style-name="Verbatim_20_Char">vs_set</text:span>, ACK bit5 flips to 1.<text:bookmark-end text:name="phase-1-anydirty-bit-in-ack"/></text:p>
      <text:h text:style-name="Heading_20_3" text:outline-level="3"><text:bookmark-start text:name="phase-2-dirty-summary-8byte-snapshot"/>Phase 2 — Dirty Summary (8‑byte snapshot)</text:h>
      <text:p text:style-name="First_20_Paragraph"><text:span text:style-name="T1">Goal:</text:span> Tiny snapshot: <text:span text:style-name="T2">is anything dirty and where to start?</text:span> - New <text:span text:style-name="Verbatim_20_Char">i2c_dirty_summary</text:span> (header‑only) → 8 bytes: flags, <text:span text:style-name="Verbatim_20_Char">bankWidth</text:span> (32), <text:span text:style-name="Verbatim_20_Char">numBanks</text:span>, <text:span text:style-name="Verbatim_20_Char">firstDirtyBank</text:span> (or 0xFF), <text:span text:style-name="Verbatim_20_Char">currentSeq</text:span> (u32, increment per successful change). <text:span text:style-name="T1">Demo:</text:span> Summary shows non‑FF <text:span text:style-name="Verbatim_20_Char">firstDirtyBank</text:span> after a change; <text:span text:style-name="Verbatim_20_Char">currentSeq</text:span> increments.<text:bookmark-end text:name="phase-2-dirty-summary-8byte-snapshot"/></text:p>
      <text:h text:style-name="Heading_20_3" text:outline-level="3"><text:bookmark-start text:name="phase-3-dirty-bank-fetch-clear"/>Phase 3 — Dirty Bank Fetch (+ CLEAR)</text:h>
      <text:p text:style-name="First_20_Paragraph"><text:span text:style-name="T1">Goal:</text:span> Fetch mask of changed slots in a bank and optionally clear. - New <text:span text:style-name="Verbatim_20_Char">i2c_dirty_bank</text:span> request: <text:span text:style-name="Verbatim_20_Char">bankIndex (u8)</text:span>, <text:span text:style-name="Verbatim_20_Char">options (u8)</text:span>; response: <text:span text:style-name="Verbatim_20_Char">dirtyMask32 (u32)</text:span>. - If CLEAR is set, <text:span text:style-name="Verbatim_20_Char">fetch_and_clear</text:span> bank mask; update <text:span text:style-name="Verbatim_20_Char">dirtyBanksMask</text:span> when bank becomes 0. <text:span text:style-name="T1">Demo:</text:span> Sweep dirty banks (CLEAR), <text:span text:style-name="Verbatim_20_Char">anyDirty</text:span> returns to 0; pull <text:span text:style-name="Verbatim_20_Char">vs_get</text:span> for set bits to verify values.<text:bookmark-end text:name="phase-3-dirty-bank-fetch-clear"/></text:p>
      <text:h text:style-name="Heading_20_3" text:outline-level="3"><text:bookmark-start text:name="Xf0f30a0d75112a861a457765b5fda243aaf032c"/>Phase 4 — Changes‑Since Ring (Sparse, Low‑Latency)</text:h>
      <text:p text:style-name="First_20_Paragraph"><text:span text:style-name="T1">Goal:</text:span> Avoid bank scans when changes are sparse. - Add ring buffer (e.g., 128 entries) of <text:span text:style-name="Verbatim_20_Char">{seq (u32), slotIndex (u16)}</text:span> and <text:span text:style-name="Verbatim_20_Char">rbOverflow</text:span> flag. - New <text:span text:style-name="Verbatim_20_Char">i2c_changes_since(lastSeq, maxN)</text:span> → <text:span text:style-name="Verbatim_20_Char">curSeq</text:span>, <text:span text:style-name="Verbatim_20_Char">flags{overflow}</text:span>, <text:span text:style-name="Verbatim_20_Char">count</text:span>, list of <text:span text:style-name="Verbatim_20_Char">slotIndex</text:span>. <text:span text:style-name="T1">Demo:</text:span> Poll since <text:span text:style-name="Verbatim_20_Char">lastSeq</text:span>; print indices; on overflow, fall back once to Phase 3 sweep.<text:bookmark-end text:name="Xf0f30a0d75112a861a457765b5fda243aaf032c"/></text:p>
      <text:h text:style-name="Heading_20_3" text:outline-level="3"><text:bookmark-start text:name="phase-5-slot-status-perslot-clear"/>Phase 5 — Slot Status (+ per‑slot CLEAR)</text:h>
      <text:p text:style-name="First_20_Paragraph"><text:span text:style-name="T1">Goal:</text:span> Detailed point query of a single slot. - New <text:span text:style-name="Verbatim_20_Char">i2c_vs_status(addr, options)</text:span> → <text:span text:style-name="Verbatim_20_Char">type(1) + value(4LE) + version(4) + dirty(1)</text:span>; option to clear only this slot’s dirty bit. - Add <text:span text:style-name="Verbatim_20_Char">versions[slot]</text:span> (atomic u32) incremented on value change. <text:span text:style-name="T1">Demo:</text:span> Query <text:span text:style-name="Verbatim_20_Char">(System,0,2)</text:span>, observe version increments; CLEAR removes the bit from its bank.<text:bookmark-end text:name="phase-5-slot-status-perslot-clear"/></text:p>
      <text:h text:style-name="Heading_20_3" text:outline-level="3"><text:bookmark-start text:name="phase-6-clearall-protocol-polish"/>Phase 6 — Clear‑All &amp; Protocol Polish</text:h>
      <text:p text:style-name="First_20_Paragraph"><text:span text:style-name="T1">Goal:</text:span> Operational hygiene. - New <text:span text:style-name="Verbatim_20_Char">i2c_dirty_clear_all</text:span> (header‑only) clears all dirty masks. - Expose protocol version (e.g., in <text:span text:style-name="Verbatim_20_Char">dirty_summary</text:span>). Feature flags to compile out ring if not needed. <text:span text:style-name="T1">Demo:</text:span> Dirty a few values → <text:span text:style-name="Verbatim_20_Char">clear_all</text:span> → ACK bit5=0.<text:bookmark-end text:name="phase-6-clearall-protocol-polish"/></text:p>
      <text:h text:style-name="Heading_20_3" text:outline-level="3"><text:bookmark-start text:name="phase-7-hardening-perf"/>Phase 7 — Hardening &amp; Perf</text:h>
      <text:p text:style-name="First_20_Paragraph"><text:span text:style-name="T1">Goal:</text:span> Make it boring. - Memory ordering (release on set, acquire on read), size stress (hundreds+ keys), buffer asserts, graceful handling of unknown commands. - Keep bring‑up prints gated; ensure ISR stays lightweight. <text:span text:style-name="T1">Demo:</text:span> High‑rate setters; observe stable masks, occasional ring overflow handled via sweep.</text:p>
      <text:p text:style-name="Standard"><draw:rect text:anchor-type="as-char" style:rel-width="100%" draw:z-index="3" draw:style-name="gr1" draw:text-style-name="P1" svg:width="16.511cm" svg:height="0.054cm"><text:p/></draw:rect><text:bookmark-end text:name="track-a-i²c-valuestore-changetracking"/><text:bookmark-end text:name="phase-7-hardening-perf"/></text:p>
      <text:h text:style-name="Heading_20_2" text:outline-level="2"><text:bookmark-start text:name="track-b-widget-valuestore-wiring"/><text:soft-page-break/>Track B — Widget ↔ ValueStore Wiring</text:h>
      <text:h text:style-name="Heading_20_3" text:outline-level="3"><text:bookmark-start text:name="w0-baseline"/>W0 — Baseline</text:h>
      <text:p text:style-name="First_20_Paragraph"><text:span text:style-name="T1">State:</text:span> Independent widgets; VS works.<text:bookmark-end text:name="w0-baseline"/></text:p>
      <text:h text:style-name="Heading_20_3" text:outline-level="3"><text:bookmark-start text:name="X13b79d4bd85d6c98898a3b11de7103506df470e"/>W1 — Autowire (Read on Build, Write on Commit)</text:h>
      <text:p text:style-name="First_20_Paragraph"><text:span text:style-name="T1">Goal:</text:span> Default VS binding per widget; factory initializes from VS; commits write to VS. - <text:span text:style-name="Verbatim_20_Char">ValueBinding{cat,a,b}</text:span> optional override; default <text:span text:style-name="Verbatim_20_Char">(Widget,screenId,widgetId)</text:span>. - Base hooks: <text:span text:style-name="Verbatim_20_Char">onInitFromStore()</text:span> and <text:span text:style-name="Verbatim_20_Char">onCommitToStore()</text:span>. <text:span text:style-name="T1">Demo:</text:span> Widgets initialize from VS defaults; user edits update VS; <text:span text:style-name="Verbatim_20_Char">dump_values_once()</text:span> matches.<text:bookmark-end text:name="X13b79d4bd85d6c98898a3b11de7103506df470e"/></text:p>
      <text:h text:style-name="Heading_20_3" text:outline-level="3"><text:bookmark-start text:name="w2-poll-active-screen-only"/>W2 — Poll Active Screen Only</text:h>
      <text:p text:style-name="First_20_Paragraph"><text:span text:style-name="T1">Goal:</text:span> Reflect external changes for visible widgets. - Cache keys for active screen; every ~50–100 ms, pull and update changed ones (local last‑seen cache prevents churn). <text:span text:style-name="T1">Demo:</text:span> Core1 changes reflect on active widgets.<text:bookmark-end text:name="w2-poll-active-screen-only"/></text:p>
      <text:h text:style-name="Heading_20_3" text:outline-level="3"><text:bookmark-start text:name="w3-gate-poll-by-ack-anydirty"/>W3 — Gate Poll by ACK Any‑Dirty</text:h>
      <text:p text:style-name="First_20_Paragraph"><text:span text:style-name="T1">Goal:</text:span> Skip pulls when no changes. - If ACK bit5=0, skip VS pulls; else poll (W2 logic). <text:span text:style-name="T1">Demo:</text:span> No pulls until Core1 writes; then updates occur.<text:bookmark-end text:name="w3-gate-poll-by-ack-anydirty"/></text:p>
      <text:h text:style-name="Heading_20_3" text:outline-level="3"><text:bookmark-start text:name="w4-targeted-pull-via-dirty-banks"/>W4 — Targeted Pull via Dirty Banks</text:h>
      <text:p text:style-name="First_20_Paragraph"><text:span text:style-name="T1">Goal:</text:span> Only update widgets whose slots are dirty. - Use <text:span text:style-name="Verbatim_20_Char">dirty_summary</text:span> and <text:span text:style-name="Verbatim_20_Char">dirty_bank(CLEAR)</text:span> for banks overlapping active screen bindings; update those widgets only. <text:span text:style-name="T1">Demo:</text:span> After clearing banks, ACK any‑dirty returns to 0.<text:bookmark-end text:name="w4-targeted-pull-via-dirty-banks"/></text:p>
      <text:h text:style-name="Heading_20_3" text:outline-level="3"><text:bookmark-start text:name="w5-changessince-ring"/>W5 — Changes‑Since Ring</text:h>
      <text:p text:style-name="First_20_Paragraph"><text:span text:style-name="T1">Goal:</text:span> Snappy updates without scanning. - Use <text:span text:style-name="Verbatim_20_Char">changes_since</text:span> for most cycles; on overflow, one‑time bank sweep. <text:span text:style-name="T1">Demo:</text:span> Sparse updates are near‑instant; bursts handled via fallback.<text:bookmark-end text:name="w5-changessince-ring"/></text:p>
      <text:h text:style-name="Heading_20_3" text:outline-level="3"><text:bookmark-start text:name="w6-twoway-binding-safety"/>W6 — Two‑Way Binding Safety</text:h>
      <text:p text:style-name="First_20_Paragraph"><text:span text:style-name="T1">Goal:</text:span> Avoid loops &amp; enforce types. - Separate programmatic vs user‑driven sets; clamp/validate before commit; assert type on first bind and warn once if mismatched. <text:span text:style-name="T1">Demo:</text:span> Invalid inputs clamped; wrong‑type bindings logged once and ignored.<text:bookmark-end text:name="w6-twoway-binding-safety"/></text:p>
      <text:h text:style-name="Heading_20_3" text:outline-level="3"><text:bookmark-start text:name="w7-splash-gating-lazy-build"/>W7 — Splash Gating &amp; Lazy Build</text:h>
      <text:p text:style-name="First_20_Paragraph"><text:span text:style-name="T1">Goal:</text:span> Don’t touch VS before ready. - Show Splash until <text:span text:style-name="Verbatim_20_Char">ValueStore::frozen()</text:span>; build screens lazily on activation and resolve bindings then. <text:span text:style-name="T1">Demo:</text:span> Screens reflect current VS immediately on entry after freeze.<text:bookmark-end text:name="w7-splash-gating-lazy-build"/></text:p>
      <text:h text:style-name="Heading_20_3" text:outline-level="3"><text:bookmark-start text:name="w8-crosscategory-overrides"/><text:soft-page-break/>W8 — Cross‑Category Overrides</text:h>
      <text:p text:style-name="First_20_Paragraph"><text:span text:style-name="T1">Goal:</text:span> Any widget can bind to any <text:span text:style-name="Verbatim_20_Char">(cat,a,b)</text:span>. - Respect explicit <text:span text:style-name="Verbatim_20_Char">ValueBinding</text:span> over auto-binding; add debug helper to print bindings. <text:span text:style-name="T1">Demo:</text:span> Slider bound to <text:span text:style-name="Verbatim_20_Char">Audio(0,0)</text:span> mirrors Core1 volume.<text:bookmark-end text:name="w8-crosscategory-overrides"/></text:p>
      <text:h text:style-name="Heading_20_3" text:outline-level="3"><text:bookmark-start text:name="w9-persistence-optional"/>W9 — Persistence (Optional)</text:h>
      <text:p text:style-name="First_20_Paragraph"><text:span text:style-name="T1">Goal:</text:span> Survive reboots. - Save <text:span text:style-name="Verbatim_20_Char">(cat,a,b,type,value)</text:span> tuples on shutdown; restore before <text:span text:style-name="Verbatim_20_Char">freeze()</text:span>. <text:span text:style-name="T1">Demo:</text:span> Reboot retains widget states.</text:p>
      <text:p text:style-name="Standard"><draw:rect text:anchor-type="as-char" style:rel-width="100%" draw:z-index="4" draw:style-name="gr1" draw:text-style-name="P1" svg:width="16.511cm" svg:height="0.054cm"><text:p/></draw:rect><text:bookmark-end text:name="track-b-widget-valuestore-wiring"/><text:bookmark-end text:name="w9-persistence-optional"/></text:p>
      <text:h text:style-name="Heading_20_2" text:outline-level="2"><text:bookmark-start text:name="demo-wiring-per-phase-quick-guide"/>Demo Wiring per Phase (Quick Guide)</text:h>
      <text:list xml:id="list121926183182972" text:continue-list="list2845794360" text:style-name="WWNum1002">
        <text:list-item>
          <text:p text:style-name="P3"><text:span text:style-name="T1">Master:</text:span> each phase exposes a single test function used by <text:span text:style-name="Verbatim_20_Char">run_master()</text:span> (e.g., <text:span text:style-name="Verbatim_20_Char">checkAck()</text:span>, <text:span text:style-name="Verbatim_20_Char">checkDirtySummary()</text:span>, <text:span text:style-name="Verbatim_20_Char">checkDirtyBank()</text:span>, <text:span text:style-name="Verbatim_20_Char">checkRing()</text:span>), selectable via <text:span text:style-name="Verbatim_20_Char">#define DEMO_PHASE</text:span>.</text:p>
        </text:list-item>
        <text:list-item>
          <text:p text:style-name="P3"><text:span text:style-name="T1">Slave:</text:span> add one <text:span text:style-name="Verbatim_20_Char">i2cObj</text:span> per new command; keep <text:span text:style-name="Verbatim_20_Char">MAX_BUFFER</text:span> assertions and early‑exit on bad lengths.</text:p>
        </text:list-item>
      </text:list>
      <text:p text:style-name="Standard"><draw:rect text:anchor-type="as-char" style:rel-width="100%" draw:z-index="5" draw:style-name="gr1" draw:text-style-name="P1" svg:width="16.511cm" svg:height="0.054cm"><text:p/></draw:rect><text:bookmark-end text:name="demo-wiring-per-phase-quick-guide"/></text:p>
      <text:h text:style-name="Heading_20_2" text:outline-level="2"><text:bookmark-start text:name="acceptance-criteria-per-phase"/>Acceptance Criteria (per phase)</text:h>
      <text:list xml:id="list121925626709983" text:continue-list="list121926183182972" text:style-name="WWNum1003">
        <text:list-item>
          <text:p text:style-name="P4"><text:span text:style-name="T1">A1:</text:span> ACK bit5 flips after a single <text:span text:style-name="Verbatim_20_Char">vs_set</text:span>.</text:p>
        </text:list-item>
        <text:list-item>
          <text:p text:style-name="P4"><text:span text:style-name="T1">A2:</text:span> <text:span text:style-name="Verbatim_20_Char">dirty_summary</text:span> shows non‑FF <text:span text:style-name="Verbatim_20_Char">firstDirtyBank</text:span> and <text:span text:style-name="Verbatim_20_Char">seq</text:span> increments.</text:p>
        </text:list-item>
        <text:list-item>
          <text:p text:style-name="P4"><text:span text:style-name="T1">A3:</text:span> <text:span text:style-name="Verbatim_20_Char">dirty_bank(CLEAR)</text:span> returns mask with expected bits; ACK returns to 0 after clearing all.</text:p>
        </text:list-item>
        <text:list-item>
          <text:p text:style-name="P4"><text:span text:style-name="T1">A4:</text:span> <text:span text:style-name="Verbatim_20_Char">changes_since</text:span> returns only changed slots; overflow triggers a one‑time sweep.</text:p>
        </text:list-item>
        <text:list-item>
          <text:p text:style-name="P4"><text:span text:style-name="T1">A5:</text:span> <text:span text:style-name="Verbatim_20_Char">vs_status</text:span> returns type/value/version; per‑slot CLEAR removes its bit from bank.</text:p>
        </text:list-item>
        <text:list-item>
          <text:p text:style-name="P4"><text:span text:style-name="T1">B1:</text:span> Widgets init from VS and commit to VS.</text:p>
        </text:list-item>
        <text:list-item>
          <text:p text:style-name="P4"><text:span text:style-name="T1">B2–B5:</text:span> External changes reflect in UI with decreasing overhead.</text:p>
        </text:list-item>
      </text:list>
      <text:p text:style-name="Standard"><draw:rect text:anchor-type="as-char" style:rel-width="100%" draw:z-index="6" draw:style-name="gr1" draw:text-style-name="P1" svg:width="16.511cm" svg:height="0.054cm"><text:p/></draw:rect><text:bookmark-end text:name="acceptance-criteria-per-phase"/></text:p>
      <text:h text:style-name="Heading_20_2" text:outline-level="2"><text:bookmark-start text:name="risks-mitigations"/>Risks &amp; Mitigations</text:h>
      <text:list text:continue-list="list121925626709983" text:style-name="WWNum1004">
        <text:list-item>
          <text:p text:style-name="P5"><text:span text:style-name="T1">ISR bloat:</text:span> Keep commands minimal; stage responses for REQUEST; avoid heavy logging outside gated bring‑up prints.</text:p>
        </text:list-item>
        <text:list-item>
          <text:p text:style-name="P5"><text:span text:style-name="T1">Race conditions:</text:span> Use atomic bit operations with release/acquire; prefer fetch‑and‑clear for masks.</text:p>
        </text:list-item>
        <text:list-item>
          <text:p text:style-name="P5"><text:span text:style-name="T1">Type mismatches:</text:span> Enforce at first bind; warn once per widget.</text:p>
        </text:list-item>
        <text:list-item>
          <text:p text:style-name="P5"><text:span text:style-name="T1">Scale:</text:span> Bank masks keep O(1) hot path; ring wraps with overflow flag + sweep fallback.</text:p>
        </text:list-item>
      </text:list>
      <text:p text:style-name="Standard"><draw:rect text:anchor-type="as-char" style:rel-width="100%" draw:z-index="7" draw:style-name="gr1" draw:text-style-name="P1" svg:width="16.511cm" svg:height="0.054cm"><text:p/></draw:rect><text:bookmark-end text:name="risks-mitigations"/></text:p>
      <text:h text:style-name="Heading_20_2" text:outline-level="2"><text:bookmark-start text:name="next-steps"/><text:soft-page-break/>Next Steps</text:h>
      <text:list text:style-name="WWNum1005">
        <text:list-item text:start-value="1">
          <text:p text:style-name="P6">Implement <text:span text:style-name="T1">Phase A1</text:span> (any‑dirty bit) and a tiny master test that polls ACK and logs bit5 transitions.</text:p>
        </text:list-item>
        <text:list-item>
          <text:p text:style-name="P6">Implement <text:span text:style-name="T1">Phase B1</text:span> (autowire) on a single simple screen, prove init/commit.</text:p>
        </text:list-item>
        <text:list-item>
          <text:p text:style-name="P6">Proceed with <text:span text:style-name="T1">A2 → A3</text:span>, then <text:span text:style-name="T1">B2 → B3</text:span>; keep each step behind a small feature flag for easy bisect.</text:p>
        </text:list-item>
      </text:list>
      <text:p text:style-name="Block_20_Text">This document will track progress; update the checklist and demo commands as phases land.<text:bookmark-end text:name="Xb8017c0fe6d1fffac79b6d16774660b25e89fa0"/><text:bookmark-end text:name="next-steps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ptos" fo:font-size="12pt" fo:language="en" fo:country="US" style:letter-kerning="false" style:font-name-asian="Aptos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Aptos" fo:font-size="12pt" fo:language="en" fo:country="US" style:letter-kerning="false" style:font-name-asian="Aptos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.318cm" fo:margin-bottom="0.318cm" style:contextual-spacing="fals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loext:linked-style-name="Body_20_Text_20_Char" style:class="extra">
      <style:paragraph-properties fo:margin-top="0cm" fo:margin-bottom="0.212cm" style:contextual-spacing="false"/>
      <style:text-properties fo:font-style="italic" style:font-style-asian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First_20_Paragraph" style:display-name="First Paragraph" style:family="paragraph" style:parent-style-name="Text_20_body" style:next-style-name="Text_20_body"/>
    <style:style style:name="Compact" style:family="paragraph" style:parent-style-name="Text_20_body">
      <style:paragraph-properties fo:margin-top="0.064cm" fo:margin-bottom="0.064cm" style:contextual-spacing="false"/>
    </style:style>
    <style:style style:name="Title" style:family="paragraph" style:parent-style-name="Standard" style:next-style-name="Text_20_body" loext:linked-style-name="Title_20_Char" style:class="chapter">
      <style:paragraph-properties fo:margin-top="0cm" fo:margin-bottom="0.141cm" style:contextual-spacing="true" fo:line-height="100%" fo:text-align="center" style:justify-single-word="false"/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Title" style:next-style-name="Text_20_body" loext:linked-style-name="Subtitle_20_Char" style:class="chapter">
      <style:text-properties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Author" style:family="paragraph" style:next-style-name="Text_20_body">
      <style:paragraph-properties fo:margin-top="0cm" fo:margin-bottom="0.353cm" style:contextual-spacing="false" fo:text-align="center" style:justify-single-word="false" fo:keep-together="always" fo:orphans="2" fo:widows="2" fo:keep-with-next="always" style:writing-mode="lr-tb"/>
    </style:style>
    <style:style style:name="Date" style:family="paragraph" style:next-style-name="Text_20_body">
      <style:paragraph-properties fo:margin-top="0cm" fo:margin-bottom="0.353cm" style:contextual-spacing="false" fo:text-align="center" style:justify-single-word="false" fo:keep-together="always" fo:orphans="2" fo:widows="2" fo:keep-with-next="always" style:writing-mode="lr-tb"/>
    </style:style>
    <style:style style:name="Abstract_20_Title" style:display-name="Abstract Title" style:family="paragraph" style:parent-style-name="Standard" style:next-style-name="Abstract">
      <style:paragraph-properties fo:margin-top="0.529cm" fo:margin-bottom="0cm" style:contextual-spacing="false" fo:text-align="center" style:justify-single-word="false" fo:keep-together="always" fo:keep-with-next="always"/>
      <style:text-properties fo:font-size="10pt" fo:font-weight="bold" style:font-size-asian="10pt" style:font-weight-asian="bold" style:font-size-complex="10pt"/>
    </style:style>
    <style:style style:name="Abstract" style:family="paragraph" style:parent-style-name="Standard" style:next-style-name="Text_20_body">
      <style:paragraph-properties fo:margin-top="0.176cm" fo:margin-bottom="0.529cm" style:contextual-spacing="false" fo:keep-together="always" fo:keep-with-next="always"/>
      <style:text-properties fo:font-size="10pt" style:font-size-asian="10pt" style:font-size-complex="10pt"/>
    </style:style>
    <style:style style:name="Bibliography" style:family="paragraph" style:parent-style-name="Standard"/>
    <style:style style:name="Heading_20_1" style:display-name="Heading 1" style:family="paragraph" style:parent-style-name="Standard" style:next-style-name="Text_20_body" loext:linked-style-name="Heading_20_1_20_Char" style:default-outline-level="1" style:list-style-name="" style:class="chapter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Text_20_body" loext:linked-style-name="Heading_20_2_20_Char" style:default-outline-level="2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Text_20_body" loext:linked-style-name="Heading_20_3_20_Char" style:default-outline-level="3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Text_20_body" loext:linked-style-name="Heading_20_4_20_Char" style:default-outline-level="4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Text_20_body" loext:linked-style-name="Heading_20_5_20_Char" style:default-outline-level="5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Text_20_body" loext:linked-style-name="Heading_20_6_20_Char" style:default-outline-level="6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Text_20_body" loext:linked-style-name="Heading_20_7_20_Char" style:default-outline-level="7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Text_20_body" loext:linked-style-name="Heading_20_8_20_Char" style:default-outline-level="8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Text_20_body" loext:linked-style-name="Heading_20_9_20_Char" style:default-outline-level="9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Block_20_Text" style:display-name="Block Text" style:family="paragraph" style:parent-style-name="Text_20_body" style:next-style-name="Text_20_body">
      <style:paragraph-properties fo:margin-left="0.847cm" fo:margin-right="0.847cm" fo:margin-top="0.176cm" fo:margin-bottom="0.176cm" style:contextual-spacing="false" fo:text-indent="0cm" style:auto-text-indent="false"/>
    </style:style>
    <style:style style:name="Footnote" style:family="paragraph" style:parent-style-name="Standard" style:class="extra"/>
    <style:style style:name="Footnote_20_Block_20_Text" style:display-name="Footnote Block Text" style:family="paragraph" style:parent-style-name="Footnote" style:next-style-name="Footnote">
      <style:paragraph-properties fo:margin-left="0.847cm" fo:margin-right="0.847cm" fo:margin-top="0.176cm" fo:margin-bottom="0.176cm" style:contextual-spacing="false" fo:text-indent="0cm" style:auto-text-indent="false"/>
    </style:style>
    <style:style style:name="Definition_20_Term" style:display-name="Definition Term" style:family="paragraph" style:parent-style-name="Standard" style:next-style-name="Definition">
      <style:paragraph-properties fo:margin-top="0cm" fo:margin-bottom="0cm" style:contextual-spacing="false" fo:keep-together="always" fo:keep-with-next="always"/>
      <style:text-properties fo:font-weight="bold" style:font-weight-asian="bold"/>
    </style:style>
    <style:style style:name="Definition" style:family="paragraph" style:parent-style-name="Standard"/>
    <style:style style:name="Table_20_Caption" style:display-name="Table Caption" style:family="paragraph" style:parent-style-name="Caption">
      <style:paragraph-properties fo:keep-with-next="always"/>
    </style:style>
    <style:style style:name="Image_20_Caption" style:display-name="Image Caption" style:family="paragraph" style:parent-style-name="Caption"/>
    <style:style style:name="Figure" style:family="paragraph" style:parent-style-name="Standard" style:class="extra"/>
    <style:style style:name="Captioned_20_Figure" style:display-name="Captioned Figure" style:family="paragraph" style:parent-style-name="Figure">
      <style:paragraph-properties fo:keep-with-next="always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Text_20_body" style:default-outline-level="" style:class="index">
      <style:paragraph-properties fo:margin-top="0.423cm" fo:margin-bottom="0.141cm" style:contextual-spacing="false" fo:line-height="108%"/>
      <style:text-properties fo:color="#365f91" loext:opacity="100%" style:font-name="Aptos Display" fo:font-family="'Aptos Display'" style:font-family-generic="roman" style:font-pitch="variable" fo:font-weight="normal" style:font-name-asian="F" style:font-family-generic-asian="system" style:font-pitch-asian="variable" style:font-weight-asian="normal" style:font-name-complex="F" style:font-family-generic-complex="system" style:font-pitch-complex="variable" style:font-weight-complex="normal">
        <loext:char-complex-color loext:theme-type="accent1" loext:color-type="theme">
          <loext:transformation loext:type="shade" loext:value="2509"/>
        </loext:char-complex-color>
      </style:text-properties>
    </style:style>
    <style:style style:name="Source_20_Code" style:display-name="Source Code" style:family="paragraph" style:parent-style-name="Standard" loext:linked-style-name="Verbatim_20_Char"/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/>
    <style:style style:name="Verbatim_20_Char" style:display-name="Verbatim Char" style:family="text" style:parent-style-name="Body_20_Text_20_Char">
      <style:text-properties style:font-name="Consolas" fo:font-family="Consolas" style:font-family-generic="roman" style:font-pitch="variable" fo:font-size="11pt" style:font-size-asian="11pt"/>
    </style:style>
    <style:style style:name="Section_20_Number" style:display-name="Section Number" style:family="text" style:parent-style-name="Body_20_Text_20_Char"/>
    <style:style style:name="Footnote_20_Symbol" style:display-name="Footnote Symbol" style:family="text" style:parent-style-name="Body_20_Text_20_Char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 style:parent-style-name="Body_20_Text_20_Char">
      <style:text-properties fo:color="#4f81bd" loext:opacity="100%">
        <loext:char-complex-color loext:theme-type="accent1" loext:color-type="theme"/>
      </style:text-properties>
    </style:style>
    <style:style style:name="KeywordTok" style:family="text" style:parent-style-name="Verbatim_20_Char">
      <style:text-properties fo:color="#007020" loext:opacity="100%" fo:font-weight="bold" style:font-weight-asian="bold"/>
    </style:style>
    <style:style style:name="DataTypeTok" style:family="text" style:parent-style-name="Verbatim_20_Char">
      <style:text-properties fo:color="#902000" loext:opacity="100%"/>
    </style:style>
    <style:style style:name="DecValTok" style:family="text" style:parent-style-name="Verbatim_20_Char">
      <style:text-properties fo:color="#40a070" loext:opacity="100%"/>
    </style:style>
    <style:style style:name="BaseNTok" style:family="text" style:parent-style-name="Verbatim_20_Char">
      <style:text-properties fo:color="#40a070" loext:opacity="100%"/>
    </style:style>
    <style:style style:name="FloatTok" style:family="text" style:parent-style-name="Verbatim_20_Char">
      <style:text-properties fo:color="#40a070" loext:opacity="100%"/>
    </style:style>
    <style:style style:name="ConstantTok" style:family="text" style:parent-style-name="Verbatim_20_Char">
      <style:text-properties fo:color="#880000" loext:opacity="100%"/>
    </style:style>
    <style:style style:name="CharTok" style:family="text" style:parent-style-name="Verbatim_20_Char">
      <style:text-properties fo:color="#4070a0" loext:opacity="100%"/>
    </style:style>
    <style:style style:name="SpecialCharTok" style:family="text" style:parent-style-name="Verbatim_20_Char">
      <style:text-properties fo:color="#4070a0" loext:opacity="100%"/>
    </style:style>
    <style:style style:name="StringTok" style:family="text" style:parent-style-name="Verbatim_20_Char">
      <style:text-properties fo:color="#4070a0" loext:opacity="100%"/>
    </style:style>
    <style:style style:name="VerbatimStringTok" style:family="text" style:parent-style-name="Verbatim_20_Char">
      <style:text-properties fo:color="#4070a0" loext:opacity="100%"/>
    </style:style>
    <style:style style:name="SpecialStringTok" style:family="text" style:parent-style-name="Verbatim_20_Char">
      <style:text-properties fo:color="#bb6688" loext:opacity="100%"/>
    </style:style>
    <style:style style:name="ImportTok" style:family="text" style:parent-style-name="Verbatim_20_Char">
      <style:text-properties fo:color="#008000" loext:opacity="100%" fo:font-weight="bold" style:font-weight-asian="bold"/>
    </style:style>
    <style:style style:name="CommentTok" style:family="text" style:parent-style-name="Verbatim_20_Char">
      <style:text-properties fo:color="#60a0b0" loext:opacity="100%" fo:font-style="italic" style:font-style-asian="italic"/>
    </style:style>
    <style:style style:name="DocumentationTok" style:family="text" style:parent-style-name="Verbatim_20_Char">
      <style:text-properties fo:color="#ba2121" loext:opacity="100%" fo:font-style="italic" style:font-style-asian="italic"/>
    </style:style>
    <style:style style:name="Annotation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CommentVar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OtherTok" style:family="text" style:parent-style-name="Verbatim_20_Char">
      <style:text-properties fo:color="#007020" loext:opacity="100%"/>
    </style:style>
    <style:style style:name="FunctionTok" style:family="text" style:parent-style-name="Verbatim_20_Char">
      <style:text-properties fo:color="#06287e" loext:opacity="100%"/>
    </style:style>
    <style:style style:name="VariableTok" style:family="text" style:parent-style-name="Verbatim_20_Char">
      <style:text-properties fo:color="#19177c" loext:opacity="100%"/>
    </style:style>
    <style:style style:name="ControlFlowTok" style:family="text" style:parent-style-name="Verbatim_20_Char">
      <style:text-properties fo:color="#007020" loext:opacity="100%" fo:font-weight="bold" style:font-weight-asian="bold"/>
    </style:style>
    <style:style style:name="OperatorTok" style:family="text" style:parent-style-name="Verbatim_20_Char">
      <style:text-properties fo:color="#666666" loext:opacity="100%"/>
    </style:style>
    <style:style style:name="BuiltInTok" style:family="text" style:parent-style-name="Verbatim_20_Char">
      <style:text-properties fo:color="#008000" loext:opacity="100%"/>
    </style:style>
    <style:style style:name="ExtensionTok" style:family="text" style:parent-style-name="Verbatim_20_Char"/>
    <style:style style:name="PreprocessorTok" style:family="text" style:parent-style-name="Verbatim_20_Char">
      <style:text-properties fo:color="#bc7a00" loext:opacity="100%"/>
    </style:style>
    <style:style style:name="AttributeTok" style:family="text" style:parent-style-name="Verbatim_20_Char">
      <style:text-properties fo:color="#7d9029" loext:opacity="100%"/>
    </style:style>
    <style:style style:name="RegionMarkerTok" style:family="text" style:parent-style-name="Verbatim_20_Char"/>
    <style:style style:name="Information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Warning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AlertTok" style:family="text" style:parent-style-name="Verbatim_20_Char">
      <style:text-properties fo:color="#ff0000" loext:opacity="100%" fo:font-weight="bold" style:font-weight-asian="bold"/>
    </style:style>
    <style:style style:name="ErrorTok" style:family="text" style:parent-style-name="Verbatim_20_Char">
      <style:text-properties fo:color="#ff0000" loext:opacity="100%" fo:font-weight="bold" style:font-weight-asian="bold"/>
    </style:style>
    <style:style style:name="NormalTok" style:family="text" style:parent-style-name="Verbatim_20_Char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" style:font-family-complex="Wingdings" style:font-family-generic-complex="system" style:font-pitch-complex="variable"/>
    </style:style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000">
      <text:list-level-style-bullet text:level="1" text:style-name="ListLabel_20_1" loext:num-list-format=" " style:num-suffix=" " text:bullet-char=" 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 " style:num-suffix=" " text:bullet-char=" 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 " style:num-suffix=" " text:bullet-char=" 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 " style:num-suffix=" " text:bullet-char=" 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 " style:num-suffix=" " text:bullet-char=" 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 " style:num-suffix=" " text:bullet-char=" 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 " style:num-suffix=" " text:bullet-char=" 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 " style:num-suffix=" " text:bullet-char=" 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 " style:num-suffix=" " text:bullet-char=" 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1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2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3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4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5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chapter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30T23:52:32</meta:creation-date>
    <dc:date>2025-08-30T23:52:32</dc:date>
    <meta:generator>LibreOffice/25.2.5.2$Windows_X86_64 LibreOffice_project/03d19516eb2e1dd5d4ccd751a0d6f35f35e08022</meta:generator>
    <meta:editing-duration>PT6M</meta:editing-duration>
    <meta:document-statistic meta:table-count="0" meta:image-count="0" meta:object-count="0" meta:page-count="5" meta:paragraph-count="77" meta:word-count="1097" meta:character-count="7214" meta:non-whitespace-character-count="6194"/>
    <meta:user-defined meta:name="AppVersion">12.0000</meta:user-defined>
    <meta:template xlink:type="simple" xlink:actuate="onRequest" xlink:title="Normal.dotm" xlink:href=""/>
  </office:meta>
</office:document-meta>
</file>